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Text_20_body">
      <style:paragraph-properties fo:break-before="page"/>
    </style:style>
    <style:style style:name="P4" style:family="paragraph" style:parent-style-name="Subtitle">
      <style:paragraph-properties fo:break-before="page"/>
    </style:style>
    <style:style style:name="P5" style:family="paragraph" style:parent-style-name="Subtitle">
      <style:paragraph-properties fo:text-align="center" style:justify-single-word="fals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5">Version 0.1</text:p>
      <text:p text:style-name="Subtitle">26 September 2008</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Introduction<text:tab/>3</text:p>
          <text:p text:style-name="P7">Event Condition Action Rules<text:tab/>3</text:p>
          <text:p text:style-name="P7">Agent Transformation<text:tab/>3</text:p>
          <text:p text:style-name="P7">ECA Rule Engine<text:tab/>4</text:p>
          <text:p text:style-name="P6">Rule Language<text:tab/>5</text:p>
          <text:p text:style-name="P7">Rule Events<text:tab/>5</text:p>
          <text:p text:style-name="P7">Rule Bindings<text:tab/>6</text:p>
          <text:p text:style-name="P7">Rule Expressions<text:tab/>7</text:p>
          <text:p text:style-name="P7">Rule Conditions<text:tab/>8</text:p>
          <text:p text:style-name="P7">Rule Actions<text:tab/>9</text:p>
          <text:p text:style-name="P6">Rule Language Built-Ins<text:tab/>9</text:p>
          <text:p text:style-name="P7">Helpers and Built-In Operations<text:tab/>9</text:p>
          <text:p text:style-name="P7">Countdowns<text:tab/>10</text:p>
          <text:p text:style-name="P7">Waiters<text:tab/>11</text:p>
          <text:p text:style-name="P7">Flags<text:tab/>11</text:p>
          <text:p text:style-name="P7">Tracing<text:tab/>12</text:p>
          <text:p text:style-name="P7">Aborting Execution<text:tab/>12</text:p>
          <text:p text:style-name="P7">Other Builtins<text:tab/>12</text:p>
          <text:p text:style-name="P6">Using The Orchestration Package<text:tab/>13</text:p>
          <text:p text:style-name="P7">Obtaining the sources<text:tab/>13</text:p>
          <text:p text:style-name="P7">Building the package<text:tab/>13</text:p>
          <text:p text:style-name="P7">Using The Package<text:tab/>13</text:p>
        </text:index-body>
      </text:table-of-content>
      <text:p text:style-name="Subtitle"/>
      <text:p text:style-name="P3"/>
      <text:h text:style-name="Heading_20_1" text:outline-level="1">Introduction</text:h>
      <text:p text:style-name="Text_20_body">The orchestration package is a tool designed primarily to support automation of tests for multi-threaded and multi-JVM Java applications. The package provides two means of modifying application program behaviour. Firstly, it allows side-effects to be introduced at specified points during execution. A suite of operations are supported which can be used to coordinate the activities of independent threads e.g. by introducing delays, waits and signals, countdowns, flag operations and so on. Trace statements are also supported so that test deployment scripts can track progress of a test run and identify successful or unsuccessful test completion. Further application-specific side-effects can also be implemented by introducing invocations of publicly accessible application or JVM methods at arbitrary points in the application code.</text:p>
      <text:p text:style-name="Text_20_body">The second option supported by the tool is to subvert the behaviour of application code by modifying execution paths. The package allows early return from methods with the option of supplying a different return value to the one the application would normally compute. It also enables runtime exceptions (i.e. instances of <text:span text:style-name="Code_20_Text">RuntimeException</text:span> or its subclasses) to be thrown at arbitrary points in method code, effectively either aborting a thread or, at least, where a catch-all handler is employed, the portion of that thread's call tree bounded by the handler and the throw point. Other, application-specific exceptions may also be thrown so long as the method from which the throw occurs declares the exception in its throws list. Finally, the package allows a machine crash to be simulated by configuring an immediate exit from the JVM when it is detected that a suitable point during the application life-cycle has been reached.</text:p>
      <text:h text:style-name="Heading_20_2" text:outline-level="2">Event Condition Action Rules</text:h>
      <text:p text:style-name="Text_20_body">The orchestration tool explicitly avoids the need for direct modification of application code. It employs an Event Condition Action (ECA) <text:s/>rule language. The three components of these rules, event, condition and action, are used, respectively, to define:</text:p>
      <text:list text:style-name="L1">
        <text:list-item>
          <text:p text:style-name="P8"><text:span text:style-name="T1">where</text:span> during application execution a side-effect should occur</text:p>
        </text:list-item>
        <text:list-item>
          <text:p text:style-name="P8"><text:span text:style-name="T1">whether</text:span> the side-effect should happen or not</text:p>
        </text:list-item>
        <text:list-item>
          <text:p text:style-name="P8"><text:span text:style-name="T1">what</text:span> the side effect should be</text:p>
        </text:list-item>
      </text:list>
      <text:p text:style-name="Text_20_body">Each test is expected to define a set of rules specifying the side-effects it wishes to introduce into the application under test. Rules may be supplied in a single script or as a set of scripts, the latter allowing reuse of rules across related tests.</text:p>
      <text:h text:style-name="Heading_20_2" text:outline-level="2">Agent Transformation</text:h>
      <text:p text:style-name="Text_20_body">At JVM bootstrap the set of rules is read by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orchestration package agent is responsible for monitoring method code as it is loaded and identifying <text:span text:style-name="T1">trigger points</text:span>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and the rule which has been matched. If several rules match the same trigger point then there will be a sequence <text:soft-page-break/>of trigger calls, one for each matching rule.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and arguments to the rule engine and these are made available to the condition and action via rule bindings. This allows data from the triggering context to be tested in the condition in order to decide whether to <text:span text:style-name="T2">fire</text:span> the rule and to be employed as a target or parameter for rule actions. The event specification includes a binding specification which can introduce bindings for additional variables by invoking methods or operations on the method bindings and/or static data. Note that the agent will eventually be updated to support binding of values for local variables which are in scope at the trigger point.</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se are caught and dealt with internally. Exceptions are only thrown out of the execution engine to alter the flow of control through the triggering method. Normally, after returning from a trigger call the triggering thread continues to execute the original method code. However, it is possible for rule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h text:style-name="Heading_20_2" text:outline-level="2">ECA Rule Engine</text:h>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text:soft-page-break/>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h text:style-name="Heading_20_1" text:outline-level="1">Rule Language</text:h>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Heading_20_2" text:outline-level="2">Rule Events</text:h>
      <text:p text:style-name="Text_20_body">Currently, rule event specifications are limited either to invocations of a <text:span text:style-name="T1">target</text:span> method associated with a <text:span text:style-name="T1">target</text:span> class or execution of a particular source code line in a <text:span text:style-name="T2">target</text:span> method. Target methods can be either static or instance methods or constructors. In future, the rule language may be extended to include other events such as, for example, accesses to instance or static fields. So, at present, rule specifications have the following structure</text:p>
      <text:p text:style-name="Code"># rule skeleton<text:line-break/>RULE &lt;rule name&gt;<text:line-break/>CLASS &lt;class name&gt;<text:line-break/>METHOD &lt;method name&gt;<text:line-break/>LINE &lt;line number&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text:soft-page-break/>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optional <text:span text:style-name="Code_20_Text">LINE</text:span> number specification. The text following the line keyword must be able to be parsed to derive an integer line number. This directs the agent to insert the trigger call at the start of a particular line in the source code. If there is no executable code at the specified line or the line is not within the body of the selected method then the agent will not insert a trigger point (note that it does not currently print an error in such cases because this may merely indicate that the rule does not apply to this particular class or method – <text:span text:style-name="T1">perhaps this behaviour needs revising</text:span>?).</text:p>
      <text:p text:style-name="Text_20_body">Note:</text:p>
      <text:p text:style-name="Text_20_body">Currently the agent code will only transform code for classes which belong to the <text:span text:style-name="Code_20_Text">com.arjuna</text:span> and <text:span text:style-name="Code_20_Text">org.jboss</text:span> packages. It will not transform any classes in package <text:span text:style-name="Code_20_Text">org.jboss.jbossts.orchestration</text:span> (the orchestration package itself). </text:p>
      <text:h text:style-name="Heading_20_2" text:outline-level="2">Rule Bindings</text:h>
      <text:p text:style-name="Text_20_body">The event specification also contains a binding specification which computes values for variables which can subsequently be referenced in the rule body. These values will be computed each time the rule is triggered before testing the rule condition. For example,</text:p>
      <text:p text:style-name="Code"><text:soft-page-break/># binding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h text:style-name="Heading_20_2" text:outline-level="2">Rule Expressions</text:h>
      <text:p text:style-name="Text_20_body">Expressions which occur on the right hand side of the <text:span text:style-name="Code_20_Text">=</text:span> operator in event bindings can be simple expressions i.e.</text:p>
      <text:list text:style-name="L2">
        <text:list-item>
          <text:p text:style-name="P9">references to bound variables</text:p>
        </text:list-item>
        <text:list-item>
          <text:p text:style-name="P9">static data references</text:p>
        </text:list-item>
        <text:list-item>
          <text:p text:style-name="P9">primitive literals</text:p>
        </text:list-item>
        <text:list-item>
          <text:p text:style-name="P9">field accesses</text:p>
        </text:list-item>
        <text:list-item>
          <text:p text:style-name="P9">method invocations</text:p>
        </text:list-item>
        <text:list-item>
          <text:p text:style-name="P9">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or a method invocation <text:span text:style-name="Code_20_Text">engine.isRecovered()</text:span>.</text:p>
      <text:p text:style-name="Text_20_body">Note:</text:p>
      <text:list text:style-name="L3">
        <text:list-item>
          <text:p text:style-name="P10">The assignment operator is not available for use in expressions. It can only be employed at the top level in binding specifications.</text:p>
        </text:list-item>
        <text:list-item>
          <text:p text:style-name="P10">Use of the new operator is not currently allowed in expressions.</text:p>
        </text:list-item>
        <text:list-item>
          <text:p text:style-name="P10">throw and return operations are only allowed in rule expressions (see below). <text:soft-page-break/>However, specific exceptions may be thrown by calling builtin operations.</text:p>
        </text:list-item>
      </text:list>
      <text:list text:style-name="L4">
        <text:list-item>
          <text:p text:style-name="P11">Also, the current parser is a little ropey (antlr is a bit of a crock to work with – bison, where art thou?) so you may need to use brackets to ensure the correct precedence.</text:p>
        </text:list-item>
        <text:list-item>
          <text:p text:style-name="P11">It should eventually be possible to allow expressions to make references to local variables which are in scope at the trigger point as well as to method arguments. So, for example, if line 316 of method commit was preceded by a declaration for an <text:span text:style-name="Code_20_Text">int</text:span> variable with name <text:span text:style-name="Code_20_Text">idx</text:span> then it should be possible to refer to this variable in expressions using a local variable reference of the form <text:span text:style-name="Code_20_Text">$idx</text:span>. This reference would evaluate to the value of the local variable when the trigger point was reached.</text:p>
        </text:list-item>
      </text:list>
      <text:h text:style-name="Heading_20_2" text:outline-level="2">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LINE 316<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text:soft-page-break/># condition example 3<text:line-break/>RULE countdown at commit<text:line-break/>CLASS com.arjuna.wst11.messaging.engines.CoordinatorEngine<text:line-break/>METHOD commit<text:line-break/>LINE 316<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Heading_20_2" text:outline-level="2">Rule Actions</text:h>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ust supply a return value if and only if the method is non void. If a return value is employed then the type checker will ensure that it's type is assignable to the return type of the trigger method.</text:p>
      <text:p text:style-name="Text_20_body">A throw expression is the <text:span text:style-name="Code_20_Text"><text:span text:style-name="Code_20_Text">throw</text:span></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An empty action list may be specified using the keyword <text:span text:style-name="Code_20_Text">NOTHING</text:span>. </text:p>
      <text:h text:style-name="Heading_20_1" text:outline-level="1">Rule Language Built-Ins</text:h>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h text:style-name="Heading_20_2" text:outline-level="2"><text:soft-page-break/>Helpers and Built-In Operations</text:h>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self. The rule engine identifies calls in this format and translates them to runtime invocations of helper class instance methods. So, for example, the helper class implements a method with signature</text:p>
      <text:p text:style-name="Code">boolean trace(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h text:style-name="Heading_20_2" text:outline-level="2">Countdowns</text:h>
      <text:p text:style-name="Text_20_body">The rule engine provides countdowns which can be used to ensure that rule actions triggered in one thread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a pair of rules might use the recipient of their respective trigger methods as the identifier. A countdown created by the first rule would only be decremented when the second rule is triggered from a method call <text:soft-page-break/>with the same recipient. Countdowns created by invocations with alternative recipients would also match up accordingly. <text:s/>However, if the countdown were identified from both rules using a specific <text:span text:style-name="Code_20_Text">String</text:span> literal then the countdown created by the first rule would be decremented by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a rule condition can only have one winner.</text:p>
      <text:h text:style-name="Heading_20_2" text:outline-level="2">Waiters</text:h>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text:span> is intended for use in rule conditions or actions. If there are threads waiting for a <text:soft-page-break/>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text:span> except that it does not just wake any waiting threads. It also causes them to throw a runtime exception of type <text:span text:style-name="Code_20_Text">ExecuteException</text:span> from their triggering method call frame when they wake up.</text:p>
      <text:h text:style-name="Heading_20_2" text:outline-level="2">Flags</text:h>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h text:style-name="Heading_20_2" text:outline-level="2">Tracing</text:h>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Heading_20_2" text:outline-level="2">Aborting Execution</text:h>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oft-page-break/><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Heading_20_2" text:outline-level="2">Other Builtins</text:h>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h text:style-name="Heading_20_1" text:outline-level="1">Using The Orchestration Package</text:h>
      <text:h text:style-name="Heading_20_2" text:outline-level="2">Obtaining the sources</text:h>
      <text:p text:style-name="P1">The orchestration package sources are available from the JBossTS SVN repository located under directory workspace/adinn/orchestration (they will have to move to trunk at some point). The source tree includes an ext directory containing the external antlr and ObjectWeb asm jars needed by the agent and rule code.</text:p>
      <text:p text:style-name="P1">The package includes some sample rule scripts located in directory <text:s/>dd/scripts.</text:p>
      <text:h text:style-name="Heading_20_2" text:outline-level="2">Building the package</text:h>
      <text:p text:style-name="P1">The package builds to produce a single jar in build/lib/orchestration.jar. This jar contains the Java agent and rule engine code. This jar currently also bundles in the contents of the external antlr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antlr parser from the garmmar rules in dd/grammar and 'TestScript', which compiels and runs program TestScript.java. This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Heading_20_2" text:outline-level="2">Using The Package</text:h>
      <text:p text:style-name="P1">Using the package is refreshingly simple in that it only requires pointing the JVM at the agent code in the jar and at the script files containing the orchestration rules. This is <text:soft-page-break/>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09-25T16:33:44</meta:creation-date>
    <dc:creator>Andrew Dinn</dc:creator>
    <dc:date>2008-09-30T15:05:06</dc:date>
    <meta:printed-by>Andrew Dinn</meta:printed-by>
    <meta:print-date>2008-09-26T17:21:42</meta:print-date>
    <meta:editing-cycles>12</meta:editing-cycles>
    <meta:editing-duration>PT8H49M14S</meta:editing-duration>
    <meta:user-defined meta:name="Info 1"/>
    <meta:user-defined meta:name="Info 2"/>
    <meta:user-defined meta:name="Info 3"/>
    <meta:user-defined meta:name="Info 4"/>
    <meta:document-statistic meta:table-count="0" meta:image-count="0" meta:object-count="0" meta:page-count="14" meta:paragraph-count="163" meta:word-count="5167" meta:character-count="32162"/>
  </office:meta>
</office:document-meta>
</file>